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ic movie editing in Lisp</text:p>
      <text:p text:style-name="Standard"/>
      <text:p text:style-name="Standard">Algorithmic art</text:p>
      <text:p text:style-name="Standard"/>
      <text:p text:style-name="Standard"><text:s text:c="14"/>Alt Tag Added during WordPress Conversion</text:p>
      <text:p text:style-name="Standard"/>
      <text:p text:style-name="Standard">While composing music for a movie by a friend, I took a closer look at</text:p>
      <text:p text:style-name="Standard"><text:s text:c="3"/>how he was editing the raw movie material. He was working with</text:p>
      <text:p text:style-name="Standard"><text:s text:c="3"/>what</text:p>
      <text:p text:style-name="Standard"><text:s text:c="3"/>I’ll be calling “effects”, for example movie fluttering, where</text:p>
      <text:p text:style-name="Standard"><text:s text:c="3"/>a small</text:p>
      <text:p text:style-name="Standard"><text:s text:c="3"/>segment of the movie gets cut in short frame sequences and</text:p>
      <text:p text:style-name="Standard"><text:s text:c="3"/>reorganized</text:p>
      <text:p text:style-name="Standard"><text:s text:c="3"/>in a seemingly random manner. These segments would then be</text:p>
      <text:p text:style-name="Standard"><text:s text:c="3"/>synced onto</text:p>
      <text:p text:style-name="Standard"><text:s text:c="3"/>the underlying soundtrack (for example music, or words).</text:p>
      <text:p text:style-name="Standard"><text:s text:c="3"/>Reorganizing</text:p>
      <text:p text:style-name="Standard"><text:s text:c="3"/>the frames by hand, even in a quite advanced software like</text:p>
      <text:p text:style-name="Standard"><text:s text:c="3"/>Adobe</text:p>
      <text:p text:style-name="Standard"><text:s text:c="3"/>Premiere, was quite painstaking, and it took a few hours to</text:p>
      <text:p text:style-name="Standard"><text:s text:c="3"/>arrange</text:p>
      <text:p text:style-name="Standard"><text:s text:c="3"/>something like 30 seconds of movie material.</text:p>
      <text:p text:style-name="Standard"/>
      <text:p text:style-name="Standard"><text:s text:c="3"/>I was feeling quite hacky this day, and writing a software that</text:p>
      <text:p text:style-name="Standard"><text:s text:c="3"/>can</text:p>
      <text:p text:style-name="Standard"><text:s text:c="3"/>rearrange movie frames in a random manner can’t be quite</text:p>
      <text:p text:style-name="Standard"><text:s text:c="3"/>complicated,</text:p>
      <text:p text:style-name="Standard"><text:s text:c="3"/>can it? I first dwelved into DirectShow, the Microsoft API used</text:p>
      <text:p text:style-name="Standard"><text:s text:c="3"/>to</text:p>
      <text:p text:style-name="Standard"><text:s text:c="3"/>handle movies and similar things, but it turned out to be quite</text:p>
      <text:p text:style-name="Standard"><text:s text:c="3"/>overengineered and a bit to complicated for what I was trying</text:p>
      <text:p text:style-name="Standard"><text:s text:c="3"/>to do</text:p>
      <text:p text:style-name="Standard"><text:s text:c="3"/>(no realtime manipulation, for example). After searching a bit</text:p>
      <text:p text:style-name="Standard"><text:s text:c="3"/>on</text:p>
      <text:p text:style-name="Standard"><text:s text:c="3"/>freshmeat, I stumbled upon avisplice, a tool in C that can glue</text:p>
      <text:p text:style-name="Standard"><text:s text:c="3"/>different avi movies together. Upon inspection of the code, I</text:p>
      <text:p text:style-name="Standard"><text:s text:c="3"/>noticed</text:p>
      <text:p text:style-name="Standard"><text:s text:c="3"/>that all avisplice was doing was taking the avi header out of</text:p>
      <text:p text:style-name="Standard"><text:s text:c="3"/>the</text:p>
      <text:p text:style-name="Standard"><text:s text:c="3"/>first movie, and then sticking the frames together, assuming</text:p>
      <text:p text:style-name="Standard"><text:s text:c="3"/>that the</text:p>
      <text:p text:style-name="Standard"><text:s text:c="3"/>compression format of the different avi movies was the same. I</text:p>
      <text:p text:style-name="Standard"><text:s text:c="3"/>modified the C program to do the permutation effect my friend</text:p>
      <text:p text:style-name="Standard"><text:s text:c="3"/>was</text:p>
      <text:p text:style-name="Standard"><text:s text:c="3"/>working with, and gave him the executable version to work with.</text:p>
      <text:p text:style-name="Standard"><text:s text:c="3"/>This</text:p>
      <text:p text:style-name="Standard"><text:s text:c="3"/>way, he could try out different parameters (the number of</text:p>
      <text:p text:style-name="Standard"><text:s text:c="3"/>frames to be</text:p>
      <text:p text:style-name="Standard"><text:s text:c="3"/>permutated as a block). Instead of working for hours with</text:p>
      <text:p text:style-name="Standard"><text:soft-page-break/><text:s text:c="3"/>Premiere,</text:p>
      <text:p text:style-name="Standard"><text:s text:c="3"/>and then concluding that the permutation was not as good as he</text:p>
      <text:p text:style-name="Standard"><text:s text:c="3"/>wanted</text:p>
      <text:p text:style-name="Standard"><text:s text:c="3"/>it to be, he could generate 20 permutations, try them out, and</text:p>
      <text:p text:style-name="Standard"><text:s text:c="3"/>keep</text:p>
      <text:p text:style-name="Standard"><text:s text:c="3"/>the best or try a different thing altogether.</text:p>
      <text:p text:style-name="Standard"/>
      <text:p text:style-name="Standard"><text:s text:c="3"/>I was playing around with Common Music at this time, and found</text:p>
      <text:p text:style-name="Standard"><text:s text:c="3"/>the</text:p>
      <text:p text:style-name="Standard"><text:s text:c="3"/>pattern composition approach quite interesting. What I would do</text:p>
      <text:p text:style-name="Standard"><text:s text:c="3"/>was to</text:p>
      <text:p text:style-name="Standard"><text:s text:c="3"/>formulate some kind of ideas in my mind as to how a specific</text:p>
      <text:p text:style-name="Standard"><text:s text:c="3"/>kind of</text:p>
      <text:p text:style-name="Standard"><text:s text:c="3"/>music was working, and then write down the code in Lisp, and</text:p>
      <text:p text:style-name="Standard"><text:s text:c="3"/>play</text:p>
      <text:p text:style-name="Standard"><text:s text:c="3"/>around with certain parameters, and maybe insert some kind of</text:p>
      <text:p text:style-name="Standard"><text:s text:c="3"/>randomness. For example, in a piece of dub music I was writing,</text:p>
      <text:p text:style-name="Standard"><text:s text:c="3"/>I had</text:p>
      <text:p text:style-name="Standard"><text:s text:c="3"/>a pretty terse ground beat, and added some snare hits with big</text:p>
      <text:p text:style-name="Standard"><text:s text:c="3"/>reverb</text:p>
      <text:p text:style-name="Standard"><text:s text:c="3"/>on offbeats. To me, this is the musical idea, which sometimes</text:p>
      <text:p text:style-name="Standard"><text:s text:c="3"/>sounds</text:p>
      <text:p text:style-name="Standard"><text:s text:c="3"/>good, sometimes not so good, but using Common Music, I could</text:p>
      <text:p text:style-name="Standard"><text:s text:c="3"/>generate</text:p>
      <text:p text:style-name="Standard"><text:s text:c="3"/>a great number of loops, and then pick the grooviest ones and</text:p>
      <text:p text:style-name="Standard"><text:s text:c="3"/>incorporate them in my music. In a certain way, this was the</text:p>
      <text:p text:style-name="Standard"><text:s text:c="3"/>same</text:p>
      <text:p text:style-name="Standard"><text:s text:c="3"/>approach that my friend was having with his video editing. His</text:p>
      <text:p text:style-name="Standard"><text:s text:c="3"/>idea</text:p>
      <text:p text:style-name="Standard"><text:s text:c="3"/>was “permutate the frames”, and then he would pick the good</text:p>
      <text:p text:style-name="Standard"><text:s text:c="3"/>permutations. Of course, this is only “technical” stuff. I</text:p>
      <text:p text:style-name="Standard"><text:s text:c="3"/>think it is</text:p>
      <text:p text:style-name="Standard"><text:s text:c="3"/>not enough to produce “interesting” pieces of art, but in a</text:p>
      <text:p text:style-name="Standard"><text:s text:c="3"/>way, it</text:p>
      <text:p text:style-name="Standard"><text:s text:c="3"/>enables the artist to go much further in what he is trying to</text:p>
      <text:p text:style-name="Standard"><text:s text:c="3"/>do.</text:p>
      <text:p text:style-name="Standard"/>
      <text:p text:style-name="Standard"><text:s text:c="3"/>Actually this is a quite interesting debate. Is doing the</text:p>
      <text:p text:style-name="Standard"><text:s text:c="3"/>editing by</text:p>
      <text:p text:style-name="Standard"><text:s text:c="3"/>hand the better way to produce art? In a way, it is, because</text:p>
      <text:p text:style-name="Standard"><text:s text:c="3"/>while</text:p>
      <text:p text:style-name="Standard"><text:s text:c="3"/>doing the repetitive work, you get a much more organical feel</text:p>
      <text:p text:style-name="Standard"><text:s text:c="3"/>of what</text:p>
      <text:p text:style-name="Standard"><text:s text:c="3"/>is going on, what may be working, what may be not. Doing errors</text:p>
      <text:p text:style-name="Standard"><text:s text:c="3"/>while</text:p>
      <text:p text:style-name="Standard"><text:s text:c="3"/>working can produce interesting insights. I also think that in</text:p>
      <text:p text:style-name="Standard"><text:s text:c="3"/>the</text:p>
      <text:p text:style-name="Standard"><text:s text:c="3"/>end, you are prouder of your work because a lot of efforts went</text:p>
      <text:p text:style-name="Standard"><text:s text:c="3"/>into</text:p>
      <text:p text:style-name="Standard"><text:soft-page-break/><text:s text:c="3"/>it. On the other hand, once you “mastered” the technique, it</text:p>
      <text:p text:style-name="Standard"><text:s text:c="3"/>becomes</text:p>
      <text:p text:style-name="Standard"><text:s text:c="3"/>uninteresting, and gets in the way when formulating your ideas,</text:p>
      <text:p text:style-name="Standard"><text:s text:c="3"/>it</text:p>
      <text:p text:style-name="Standard"><text:s text:c="3"/>stops the artistic flow. I think this is especially true of</text:p>
      <text:p text:style-name="Standard"><text:s text:c="3"/>digital</text:p>
      <text:p text:style-name="Standard"><text:s text:c="3"/>techniques, because working in front of a screen is</text:p>
      <text:p text:style-name="Standard"><text:s text:c="3"/>frustrating, while</text:p>
      <text:p text:style-name="Standard"><text:s text:c="3"/>working with your hands is quite “zen”. I don’t mind sitting in</text:p>
      <text:p text:style-name="Standard"><text:s text:c="3"/>front</text:p>
      <text:p text:style-name="Standard"><text:s text:c="3"/>of a stencil for 8 hours cutting paper, but I get very</text:p>
      <text:p text:style-name="Standard"><text:s text:c="3"/>irritated when</text:p>
      <text:p text:style-name="Standard"><text:s text:c="3"/>I’m rearranging HTML documents in my editor for example. The</text:p>
      <text:p text:style-name="Standard"><text:s text:c="3"/>great</text:p>
      <text:p text:style-name="Standard"><text:s text:c="3"/>thing about programming is that as soon as you notice that</text:p>
      <text:p text:style-name="Standard"><text:s text:c="3"/>something</text:p>
      <text:p text:style-name="Standard"><text:s text:c="3"/>is boring, you can try to write down the process behind it, and</text:p>
      <text:p text:style-name="Standard"><text:s text:c="3"/>let</text:p>
      <text:p text:style-name="Standard"><text:s text:c="3"/>the computer do the work. Then you can work on the metalevel.</text:p>
      <text:p text:style-name="Standard"><text:s text:c="3"/>This</text:p>
      <text:p text:style-name="Standard"><text:s text:c="3"/>also compels you to analyse what you are doing in a very</text:p>
      <text:p text:style-name="Standard"><text:s text:c="3"/>precise and</text:p>
      <text:p text:style-name="Standard"><text:s text:c="3"/>methodic way, because you have to write a program that does the</text:p>
      <text:p text:style-name="Standard"><text:s text:c="3"/>work</text:p>
      <text:p text:style-name="Standard"><text:s text:c="3"/>for you.</text:p>
      <text:p text:style-name="Standard"/>
      <text:p text:style-name="Standard">Code, show us some code!</text:p>
      <text:p text:style-name="Standard"/>
      <text:p text:style-name="Standard"><text:s text:c="3"/>Well, enough blabla about artsy and brainy stuff. I quickly</text:p>
      <text:p text:style-name="Standard"><text:s text:c="3"/>stumbled</text:p>
      <text:p text:style-name="Standard"><text:s text:c="3"/>upon the limits of the C software when trying to write down new</text:p>
      <text:p text:style-name="Standard"><text:s text:c="3"/>algorithms for my friend (for example, reversing small</text:p>
      <text:p text:style-name="Standard"><text:s text:c="3"/>fragments of</text:p>
      <text:p text:style-name="Standard"><text:s text:c="3"/>the movie, and glueing them back together), so I took a few</text:p>
      <text:p text:style-name="Standard"><text:s text:c="3"/>hours to</text:p>
      <text:p text:style-name="Standard"><text:s text:c="3"/>rewrite the software in Lisp. In order to get things done, I</text:p>
      <text:p text:style-name="Standard"><text:s text:c="3"/>set</text:p>
      <text:p text:style-name="Standard"><text:s text:c="3"/>myself a goal and a deadline, which was to produce a music</text:p>
      <text:p text:style-name="Standard"><text:s text:c="3"/>video for</text:p>
      <text:p text:style-name="Standard"><text:s text:c="3"/>an art event on the following day. The code I’ll show now is</text:p>
      <text:p text:style-name="Standard"><text:s text:c="3"/>really ugly,</text:p>
      <text:p text:style-name="Standard"><text:s text:c="3"/>but remember it was hacked together in a few hours in a highly</text:p>
      <text:p text:style-name="Standard"><text:s text:c="3"/>coffeinated state :)</text:p>
      <text:p text:style-name="Standard"/>
      <text:p text:style-name="Standard"><text:s text:c="14"/>Alt Tag Added during WordPress Conversion</text:p>
      <text:p text:style-name="Standard"/>
      <text:p text:style-name="Standard">The AVI file format</text:p>
      <text:p text:style-name="Standard"/>
      <text:p text:style-name="Standard"><text:s text:c="3"/>The first step in writing the software was to be able to read</text:p>
      <text:p text:style-name="Standard"><text:soft-page-break/><text:s text:c="3"/>and</text:p>
      <text:p text:style-name="Standard"><text:s text:c="3"/>write AVI files. AVI is actually a RIFF container format, and</text:p>
      <text:p text:style-name="Standard"><text:s text:c="3"/>is quite</text:p>
      <text:p text:style-name="Standard"><text:s text:c="3"/>similar to for example WAVE. It starts with a RIFF header, and</text:p>
      <text:p text:style-name="Standard"><text:s text:c="3"/>then</text:p>
      <text:p text:style-name="Standard"><text:s text:c="3"/>contains a succession of RIFF blocks, which consist of a RIFF</text:p>
      <text:p text:style-name="Standard"><text:s text:c="3"/>code</text:p>
      <text:p text:style-name="Standard"><text:s text:c="3"/>(four characters), a length, and the content. A RIFF block can</text:p>
      <text:p text:style-name="Standard"><text:s text:c="3"/>be a</text:p>
      <text:p text:style-name="Standard"><text:s text:c="3"/>RIFF list, containing a variable number of RIFF blocks. An AVI</text:p>
      <text:p text:style-name="Standard"><text:s text:c="3"/>file</text:p>
      <text:p text:style-name="Standard"><text:s text:c="3"/>consists of an avi header, one or several streams (for example,</text:p>
      <text:p text:style-name="Standard"><text:s text:c="3"/>a</text:p>
      <text:p text:style-name="Standard"><text:s text:c="3"/>video stream and an audio stream), and an optional index. The</text:p>
      <text:p text:style-name="Standard"><text:s text:c="3"/>streams</text:p>
      <text:p text:style-name="Standard"><text:s text:c="3"/>are described by stream headers, stored in a RIFF list at the</text:p>
      <text:p text:style-name="Standard"><text:s text:c="3"/>beginning of the file. The first version of the software could</text:p>
      <text:p text:style-name="Standard"><text:s text:c="3"/>only</text:p>
      <text:p text:style-name="Standard"><text:s text:c="3"/>work with video streams, and all the video clips I manipulated</text:p>
      <text:p text:style-name="Standard"><text:s text:c="3"/>contained only uncompressed DV-video streams. I’m doing a</text:p>
      <text:p text:style-name="Standard"><text:s text:c="3"/>rewrite</text:p>
      <text:p text:style-name="Standard"><text:s text:c="3"/>right now, but it is far from finished. Here is the class</text:p>
      <text:p text:style-name="Standard"><text:s text:c="3"/>definition</text:p>
      <text:p text:style-name="Standard"><text:s text:c="3"/>for an AVI movie. AVIH is the avi header, STRH is the stream</text:p>
      <text:p text:style-name="Standard"><text:s text:c="3"/>header</text:p>
      <text:p text:style-name="Standard"><text:s text:c="3"/>for the video stream, and STRF is the stream format for the</text:p>
      <text:p text:style-name="Standard"><text:s text:c="3"/>video</text:p>
      <text:p text:style-name="Standard"><text:s text:c="3"/>stream. FRAMES is a list of frames. Like avisplice, a frame is</text:p>
      <text:p text:style-name="Standard"><text:s text:c="3"/>only a</text:p>
      <text:p text:style-name="Standard"><text:s text:c="3"/>filename, an offset, and a length. The frames themselves are</text:p>
      <text:p text:style-name="Standard"><text:s text:c="3"/>not read</text:p>
      <text:p text:style-name="Standard"><text:s text:c="3"/>into memory, but are only copied from file to file when</text:p>
      <text:p text:style-name="Standard"><text:s text:c="3"/>rendering a</text:p>
      <text:p text:style-name="Standard"><text:s text:c="3"/>movie.</text:p>
      <text:p text:style-name="Standard">(defclass avi ()</text:p>
      <text:p text:style-name="Standard"><text:s text:c="2"/>((type :initform nil</text:p>
      <text:p text:style-name="Standard"><text:s text:c="9"/>:accessor avi-type</text:p>
      <text:p text:style-name="Standard"><text:s text:c="9"/>:initarg :type)</text:p>
      <text:p text:style-name="Standard"/>
      <text:p text:style-name="Standard"><text:s text:c="3"/>(avih :initform nil :accessor avi-avih</text:p>
      <text:p text:style-name="Standard"><text:s text:c="9"/>:initarg :avih)</text:p>
      <text:p text:style-name="Standard"><text:s text:c="3"/>(strh :initform nil :accessor avi-strh</text:p>
      <text:p text:style-name="Standard"><text:s text:c="9"/>:initarg :strh)</text:p>
      <text:p text:style-name="Standard"><text:s text:c="3"/>(strf :initform nil :accessor avi-strf</text:p>
      <text:p text:style-name="Standard"><text:s text:c="9"/>:initarg :strf)</text:p>
      <text:p text:style-name="Standard"/>
      <text:p text:style-name="Standard"/>
      <text:p text:style-name="Standard"><text:s text:c="3"/>(size :initform 0</text:p>
      <text:p text:style-name="Standard"><text:s text:c="9"/>:accessor avi-size</text:p>
      <text:p text:style-name="Standard"><text:soft-page-break/><text:s text:c="9"/>:initarg :size)</text:p>
      <text:p text:style-name="Standard"/>
      <text:p text:style-name="Standard"><text:s text:c="3"/>(frames :initform nil</text:p>
      <text:p text:style-name="Standard"><text:s text:c="11"/>:initarg :frames</text:p>
      <text:p text:style-name="Standard"><text:s text:c="11"/>:accessor avi-frames)</text:p>
      <text:p text:style-name="Standard"/>
      <text:p text:style-name="Standard"><text:s text:c="3"/>(pathname :initform nil</text:p>
      <text:p text:style-name="Standard"><text:s text:c="13"/>:accessor avi-pathname</text:p>
      <text:p text:style-name="Standard"><text:s text:c="13"/>:initarg :pathname)))</text:p>
      <text:p text:style-name="Standard"/>
      <text:p text:style-name="Standard">(defmethod print-object ((avi avi) s)</text:p>
      <text:p text:style-name="Standard"><text:s text:c="2"/>(print-unreadable-object (avi s :type t :identity (unless (avi-pathnam</text:p>
      <text:p text:style-name="Standard">e avi) t))</text:p>
      <text:p text:style-name="Standard"><text:s text:c="4"/>(format s "\"~A\" (~A frames)" (or (avi-pathname avi)</text:p>
      <text:p text:style-name="Standard"><text:s text:c="39"/>"virtual avi file")</text:p>
      <text:p text:style-name="Standard"><text:s text:c="12"/>(avi-num-frames avi))))</text:p>
      <text:p text:style-name="Standard"/>
      <text:p text:style-name="Standard"><text:s text:c="3"/>Reading the AVI file is quite straight forward. The file is</text:p>
      <text:p text:style-name="Standard"><text:s text:c="3"/>opened,</text:p>
      <text:p text:style-name="Standard"><text:s text:c="3"/>the RIFF header is read, and then a list of RIFF blocks is</text:p>
      <text:p text:style-name="Standard"><text:s text:c="3"/>read. These blocks are parsed according to the RIFF block type.</text:p>
      <text:p text:style-name="Standard"><text:s text:c="3"/>The</text:p>
      <text:p text:style-name="Standard"><text:s text:c="3"/>basic binary types present in the RIFF file are FOURCC codes</text:p>
      <text:p text:style-name="Standard"><text:s text:c="3"/>(four</text:p>
      <text:p text:style-name="Standard"><text:s text:c="3"/>characters), and little endian short and long values. These are</text:p>
      <text:p text:style-name="Standard"><text:s text:c="3"/>extracted from arrays of type (UNSIGNED-BYTE 8) using the</text:p>
      <text:p text:style-name="Standard"><text:s text:c="3"/>following</text:p>
      <text:p text:style-name="Standard"><text:s text:c="3"/>functions:</text:p>
      <text:p text:style-name="Standard">(defun make-fourcc (seq)</text:p>
      <text:p text:style-name="Standard"><text:s text:c="2"/>(coerce (mapcar #'code-char (coerce seq 'list)) 'string))</text:p>
      <text:p text:style-name="Standard"/>
      <text:p text:style-name="Standard">(defun make-long (seq)</text:p>
      <text:p text:style-name="Standard"><text:s text:c="2"/>(loop for i from 0 below 4</text:p>
      <text:p text:style-name="Standard"><text:s text:c="8"/>sum (* (elt seq i) (expt 256 i))))</text:p>
      <text:p text:style-name="Standard"/>
      <text:p text:style-name="Standard">(defun make-short (seq)</text:p>
      <text:p text:style-name="Standard"><text:s text:c="2"/>(loop for i from 0 below 2</text:p>
      <text:p text:style-name="Standard"><text:s text:c="8"/>sum (* (elt seq i) (expt 256 i))))</text:p>
      <text:p text:style-name="Standard"/>
      <text:p text:style-name="Standard"><text:s text:c="3"/>The functions to parse the avi file. Notice that READ-CHUNK</text:p>
      <text:p text:style-name="Standard"><text:s text:c="3"/>recognizes</text:p>
      <text:p text:style-name="Standard"><text:s text:c="3"/>the different block types. “00dc” is the code for a compressed</text:p>
      <text:p text:style-name="Standard"><text:s text:c="3"/>AVI</text:p>
      <text:p text:style-name="Standard"><text:s text:c="3"/>frame. In this case, READ-CHUNK adds the frame (the filename,</text:p>
      <text:p text:style-name="Standard"><text:s text:c="3"/>the</text:p>
      <text:p text:style-name="Standard"><text:s text:c="3"/>offset and the size) to the frame list of the avi file.</text:p>
      <text:p text:style-name="Standard">(defun read-avi-file (filename)</text:p>
      <text:p text:style-name="Standard"><text:s text:c="2"/>(with-open-file (s filename :element-type '(unsigned-byte 8)</text:p>
      <text:p text:style-name="Standard"><text:s text:c="21"/>:direction :input)</text:p>
      <text:p text:style-name="Standard"><text:soft-page-break/><text:s text:c="4"/>(let ((avi (make-instance 'avi</text:p>
      <text:p text:style-name="Standard"><text:s text:c="30"/>:pathname filename)))</text:p>
      <text:p text:style-name="Standard"><text:s text:c="6"/>(read-riff-hdr avi s)</text:p>
      <text:p text:style-name="Standard"><text:s text:c="6"/>(read-list avi s (avi-size avi))</text:p>
      <text:p text:style-name="Standard"><text:s text:c="6"/>avi)))</text:p>
      <text:p text:style-name="Standard"/>
      <text:p text:style-name="Standard">(defun read-riff-hdr (avi s)</text:p>
      <text:p text:style-name="Standard"><text:s text:c="2"/>(let ((hdr-arr (make-array 12 :initial-element 0 :element-type '(unsig</text:p>
      <text:p text:style-name="Standard">ned-byte 8))))</text:p>
      <text:p text:style-name="Standard"><text:s text:c="4"/>(read-sequence hdr-arr s)</text:p>
      <text:p text:style-name="Standard"><text:s text:c="4"/>(unless (string-equal (make-fourcc (subseq hdr-arr 0 4)) "RIFF")</text:p>
      <text:p text:style-name="Standard"><text:s text:c="6"/>(error "~A is not an AVI file" (avi-pathname avi)))</text:p>
      <text:p text:style-name="Standard"><text:s text:c="4"/>(setf (avi-type avi) (make-long (subseq hdr-arr 8 12))</text:p>
      <text:p text:style-name="Standard"><text:s text:c="10"/>(avi-size avi) (make-long (subseq hdr-arr 4 8)))))</text:p>
      <text:p text:style-name="Standard"/>
      <text:p text:style-name="Standard">(defun read-list (avi s list-size)</text:p>
      <text:p text:style-name="Standard"><text:s text:c="2"/>(let ((cur-size 0))</text:p>
      <text:p text:style-name="Standard"><text:s text:c="4"/>(loop while ( size max-size))</text:p>
      <text:p text:style-name="Standard"><text:s text:c="8"/>(error "Chunk size is incorrect"))</text:p>
      <text:p text:style-name="Standard"><text:s text:c="6"/>(cond ((string-equal type "LIST")</text:p>
      <text:p text:style-name="Standard"><text:s text:c="13"/>(let ((list-arr (make-array 4 :initial-element 0 :element-t</text:p>
      <text:p text:style-name="Standard">ype '(unsigned-byte 8))))</text:p>
      <text:p text:style-name="Standard"><text:s text:c="15"/>(read-sequence list-arr s)</text:p>
      <text:p text:style-name="Standard"><text:s text:c="15"/>(let ((list-type (make-fourcc list-arr)))</text:p>
      <text:p text:style-name="Standard"><text:s text:c="17"/>(cond ((string-equal list-type "movi")</text:p>
      <text:p text:style-name="Standard"><text:s text:c="24"/>(read-movi avi s (- size 4)))</text:p>
      <text:p text:style-name="Standard"><text:s text:c="23"/>(t (read-list avi s (- size 4))))</text:p>
      <text:p text:style-name="Standard"><text:s text:c="17"/>(incf size 4))))</text:p>
      <text:p text:style-name="Standard"><text:s text:c="12"/>((string-equal type "strh")</text:p>
      <text:p text:style-name="Standard"><text:s text:c="13"/>(read-strh avi s))</text:p>
      <text:p text:style-name="Standard"><text:s text:c="12"/>((string-equal type "avih")</text:p>
      <text:p text:style-name="Standard"><text:s text:c="13"/>(read-avih avi s))</text:p>
      <text:p text:style-name="Standard"><text:s text:c="12"/>((string-equal type "strf")</text:p>
      <text:p text:style-name="Standard"><text:s text:c="13"/>(read-strf avi s))</text:p>
      <text:p text:style-name="Standard"><text:s text:c="12"/>((string-equal type "00dc")</text:p>
      <text:p text:style-name="Standard"><text:s text:c="13"/>(let ((avi-offset (file-position s)))</text:p>
      <text:p text:style-name="Standard"><text:s text:c="15"/>(push (list (avi-pathname avi) avi-offset size) (avi-fram</text:p>
      <text:p text:style-name="Standard">es avi))</text:p>
      <text:p text:style-name="Standard"><text:s text:c="15"/>(file-position s (+ avi-offset size))))</text:p>
      <text:p text:style-name="Standard"><text:s text:c="12"/>(t ; (warn "Unknown chunk ~A at offset ~A" type (file-positi</text:p>
      <text:p text:style-name="Standard">on s))</text:p>
      <text:p text:style-name="Standard"><text:s text:c="15"/>(file-position s (+ (file-position s) size))))</text:p>
      <text:p text:style-name="Standard"><text:s text:c="6"/>(+ size 8))))</text:p>
      <text:p text:style-name="Standard"/>
      <text:p text:style-name="Standard">(defun read-movi (avi s size)</text:p>
      <text:p text:style-name="Standard"><text:s text:c="2"/>(read-list avi s size)</text:p>
      <text:p text:style-name="Standard"><text:s text:c="2"/>(setf (avi-frames avi)</text:p>
      <text:p text:style-name="Standard"><text:s text:c="8"/>(nreverse (avi-frames avi))))</text:p>
      <text:p text:style-name="Standard"/>
      <text:p text:style-name="Standard"><text:soft-page-break/>(defun read-strf (avi s)</text:p>
      <text:p text:style-name="Standard"><text:s text:c="2"/>(let ((strf (make-array 40 :initial-element 0 :element-type '(unsigned</text:p>
      <text:p text:style-name="Standard">-byte 8))))</text:p>
      <text:p text:style-name="Standard"><text:s text:c="4"/>(read-sequence strf s)</text:p>
      <text:p text:style-name="Standard"><text:s text:c="4"/>(setf (avi-strf avi) strf)</text:p>
      <text:p text:style-name="Standard"><text:s text:c="4"/>40))</text:p>
      <text:p text:style-name="Standard"/>
      <text:p text:style-name="Standard">(defun read-avih (avi s)</text:p>
      <text:p text:style-name="Standard"><text:s text:c="2"/>(let ((avih (make-array 56 :initial-element 0 :element-type '(unsigned</text:p>
      <text:p text:style-name="Standard">-byte 8))))</text:p>
      <text:p text:style-name="Standard"><text:s text:c="4"/>(read-sequence avih s)</text:p>
      <text:p text:style-name="Standard"><text:s text:c="4"/>(setf (avi-avih avi) avih)</text:p>
      <text:p text:style-name="Standard"><text:s text:c="4"/>56))</text:p>
      <text:p text:style-name="Standard"/>
      <text:p text:style-name="Standard">(defun read-strh (avi s)</text:p>
      <text:p text:style-name="Standard"><text:s text:c="2"/>(let ((strh (make-array 56 :initial-element 0 :element-type '(unsigned</text:p>
      <text:p text:style-name="Standard">-byte 8))))</text:p>
      <text:p text:style-name="Standard"><text:s text:c="4"/>(read-sequence strh s)</text:p>
      <text:p text:style-name="Standard"><text:s text:c="4"/>(setf (avi-strh avi) strh)</text:p>
      <text:p text:style-name="Standard"><text:s text:c="4"/>56))</text:p>
      <text:p text:style-name="Standard"/>
      <text:p text:style-name="Standard"><text:s text:c="3"/>AVI files are written in quite the same way. A few functions</text:p>
      <text:p text:style-name="Standard"><text:s text:c="3"/>convert</text:p>
      <text:p text:style-name="Standard"><text:s text:c="3"/>the basic binary types:</text:p>
      <text:p text:style-name="Standard">(defun write-fourcc (fourcc s)</text:p>
      <text:p text:style-name="Standard"><text:s text:c="2"/>(write-sequence (mapcar #'char-code (coerce fourcc 'list)) s))</text:p>
      <text:p text:style-name="Standard"/>
      <text:p text:style-name="Standard"/>
      <text:p text:style-name="Standard">(defun long-&gt;seq (long)</text:p>
      <text:p text:style-name="Standard"><text:s text:c="2"/>(loop for i from 0 below 4</text:p>
      <text:p text:style-name="Standard"><text:s text:c="8"/>collect (mod (floor (/ long (expt 256 i))) 256)))</text:p>
      <text:p text:style-name="Standard"/>
      <text:p text:style-name="Standard">(defun write-long (long s)</text:p>
      <text:p text:style-name="Standard"><text:s text:c="2"/>(write-sequence (long-&gt;seq long) s))</text:p>
      <text:p text:style-name="Standard"/>
      <text:p text:style-name="Standard">(defun write-short (short s)</text:p>
      <text:p text:style-name="Standard"><text:s text:c="2"/>(write-sequence (loop for i from 0 below 2</text:p>
      <text:p text:style-name="Standard"><text:s text:c="24"/>collect (mod (floor (/ short (expt 256 i))) 256)</text:p>
      <text:p text:style-name="Standard">) s))</text:p>
      <text:p text:style-name="Standard"/>
      <text:p text:style-name="Standard"/>
      <text:p text:style-name="Standard"><text:s text:c="3"/>Writing a RIFF block is quite straight forward too. While</text:p>
      <text:p text:style-name="Standard"><text:s text:c="3"/>writing a</text:p>
      <text:p text:style-name="Standard"><text:s text:c="3"/>RIFF list, we need to recognized embedded lists, and AVI frames</text:p>
      <text:p text:style-name="Standard"><text:s text:c="3"/>have</text:p>
      <text:p text:style-name="Standard"><text:s text:c="3"/>to be written in a special way too. This is quite hacked</text:p>
      <text:p text:style-name="Standard"><text:s text:c="3"/>together, but</text:p>
      <text:p text:style-name="Standard"><text:s text:c="3"/>it works :) When writing AVI frames, I open the original file</text:p>
      <text:p text:style-name="Standard"><text:s text:c="3"/>(which</text:p>
      <text:p text:style-name="Standard"><text:soft-page-break/><text:s text:c="3"/>is stored in the frame list), seek to the offset of the frame,</text:p>
      <text:p text:style-name="Standard"><text:s text:c="3"/>read</text:p>
      <text:p text:style-name="Standard"><text:s text:c="3"/>the binary data into a temporary buffer of 64k bytes, and write</text:p>
      <text:p text:style-name="Standard"><text:s text:c="3"/>it</text:p>
      <text:p text:style-name="Standard"><text:s text:c="3"/>into the output file. This is a bit of overhead, as writing a</text:p>
      <text:p text:style-name="Standard"><text:s text:c="3"/>sequence</text:p>
      <text:p text:style-name="Standard"><text:s text:c="3"/>of frames involves reopening the same file over and over again,</text:p>
      <text:p text:style-name="Standard"><text:s text:c="3"/>but</text:p>
      <text:p text:style-name="Standard"><text:s text:c="3"/>hopefully the operating system will cache everything :)</text:p>
      <text:p text:style-name="Standard">(defun write-chunk (s type data)</text:p>
      <text:p text:style-name="Standard"><text:s text:c="2"/>(write-fourcc type s)</text:p>
      <text:p text:style-name="Standard"><text:s text:c="2"/>(write-long (length data) s)</text:p>
      <text:p text:style-name="Standard"><text:s text:c="2"/>(write-sequence data s)</text:p>
      <text:p text:style-name="Standard"><text:s text:c="2"/>(+ 8 (length data)))</text:p>
      <text:p text:style-name="Standard"/>
      <text:p text:style-name="Standard">(defun write-frame (s filename offset length)</text:p>
      <text:p text:style-name="Standard"><text:s text:c="2"/>(with-open-file (in filename :direction :input</text:p>
      <text:p text:style-name="Standard"><text:s text:c="22"/>:element-type '(unsigned-byte 8))</text:p>
      <text:p text:style-name="Standard"><text:s text:c="4"/>(write-fourcc "00dc" s)</text:p>
      <text:p text:style-name="Standard"><text:s text:c="4"/>(write-long length s)</text:p>
      <text:p text:style-name="Standard"><text:s text:c="4"/>(file-position in offset)</text:p>
      <text:p text:style-name="Standard"><text:s text:c="4"/>(let* ((buffer-size 65536)</text:p>
      <text:p text:style-name="Standard"><text:s text:c="11"/>(c (make-array buffer-size :element-type '(unsigned-byte 8)))</text:p>
      <text:p text:style-name="Standard">)</text:p>
      <text:p text:style-name="Standard"><text:s text:c="6"/>(loop for i from 0 below length by buffer-size</text:p>
      <text:p text:style-name="Standard"><text:s text:c="12"/>for l = (min buffer-size (- length i))</text:p>
      <text:p text:style-name="Standard"><text:s text:c="12"/>do (read-sequence c in :end l)</text:p>
      <text:p text:style-name="Standard"><text:s text:c="12"/>(write-sequence c s :end l)))</text:p>
      <text:p text:style-name="Standard"><text:s text:c="4"/>(+ length 8)))</text:p>
      <text:p text:style-name="Standard"/>
      <text:p text:style-name="Standard"><text:s text:c="3"/>When writing a list, we don’t know how much bytes the list will</text:p>
      <text:p text:style-name="Standard"><text:s text:c="3"/>take</text:p>
      <text:p text:style-name="Standard"><text:s text:c="3"/>up in the AVI file, so we remember the start offset of the</text:p>
      <text:p text:style-name="Standard"><text:s text:c="3"/>list,</text:p>
      <text:p text:style-name="Standard"><text:s text:c="3"/>subtract this from the end offset, rewind to the list header,</text:p>
      <text:p text:style-name="Standard"><text:s text:c="3"/>and</text:p>
      <text:p text:style-name="Standard"><text:s text:c="3"/>write the value there (4 additional bytes for the list type).</text:p>
      <text:p text:style-name="Standard">(defun write-list (s type chunks)</text:p>
      <text:p text:style-name="Standard"><text:s text:c="2"/>(write-fourcc "LIST" s)</text:p>
      <text:p text:style-name="Standard"><text:s text:c="2"/>(let ((pos (file-position s)))</text:p>
      <text:p text:style-name="Standard"><text:s text:c="4"/>(write-long 0 s)</text:p>
      <text:p text:style-name="Standard"><text:s text:c="4"/>(write-fourcc type s)</text:p>
      <text:p text:style-name="Standard"><text:s text:c="4"/>(let ((length (loop for chunk in chunks</text:p>
      <text:p text:style-name="Standard"><text:s text:c="24"/>sum (cond ((string-equal (first chunk) "LIST")</text:p>
      <text:p text:style-name="Standard"><text:s text:c="35"/>(write-list s (second chunk) (third c</text:p>
      <text:p text:style-name="Standard">hunk)))</text:p>
      <text:p text:style-name="Standard"><text:s text:c="34"/>((string-equal (first chunk) "00dc")</text:p>
      <text:p text:style-name="Standard"><text:s text:c="35"/>(write-frame s (second chunk) (third</text:p>
      <text:p text:style-name="Standard">chunk)</text:p>
      <text:p text:style-name="Standard"><text:soft-page-break/><text:s text:c="48"/>(fourth chunk)))</text:p>
      <text:p text:style-name="Standard"><text:s text:c="34"/>(t (write-chunk s (first chunk) (secon</text:p>
      <text:p text:style-name="Standard">d chunk)))))))</text:p>
      <text:p text:style-name="Standard"><text:s text:c="6"/>(let ((end-pos (file-position s)))</text:p>
      <text:p text:style-name="Standard"><text:s text:c="8"/>(file-position s pos)</text:p>
      <text:p text:style-name="Standard">; <text:s text:c="6"/>(warn "list length is ~A" (+ 4 length))</text:p>
      <text:p text:style-name="Standard"><text:s text:c="8"/>(write-long (+ 4 length) s)</text:p>
      <text:p text:style-name="Standard"><text:s text:c="8"/>(file-position s end-pos))</text:p>
      <text:p text:style-name="Standard"><text:s text:c="6"/>(+ 12 length))))</text:p>
      <text:p text:style-name="Standard"/>
      <text:p text:style-name="Standard"><text:s text:c="3"/>Writing the AVI file is a bit more involved. We first have to</text:p>
      <text:p text:style-name="Standard"><text:s text:c="3"/>write</text:p>
      <text:p text:style-name="Standard"><text:s text:c="3"/>the RIFF header, then the avi header and the stream headers,</text:p>
      <text:p text:style-name="Standard"><text:s text:c="3"/>then the</text:p>
      <text:p text:style-name="Standard"><text:s text:c="3"/>frames, and finally the index, because Premiere won’t import</text:p>
      <text:p text:style-name="Standard"><text:s text:c="3"/>AVI files</text:p>
      <text:p text:style-name="Standard"><text:s text:c="3"/>without a working index. The index is a special RIFF block</text:p>
      <text:p text:style-name="Standard"><text:s text:c="3"/>containing</text:p>
      <text:p text:style-name="Standard"><text:s text:c="3"/>the offsets of the frames in the “movi” list relative to the</text:p>
      <text:p text:style-name="Standard"><text:s text:c="3"/>beginning</text:p>
      <text:p text:style-name="Standard"><text:s text:c="3"/>of the list. The flags are fixed, because we don’t have</text:p>
      <text:p text:style-name="Standard"><text:s text:c="3"/>keyframes in</text:p>
      <text:p text:style-name="Standard"><text:s text:c="3"/>uncompressed DV streams. We also remember the start position to</text:p>
      <text:p text:style-name="Standard"><text:s text:c="3"/>write</text:p>
      <text:p text:style-name="Standard"><text:s text:c="3"/>the correct file size in the RIFF header.</text:p>
      <text:p text:style-name="Standard">(defmethod write-avi-file ((avi avi) filename)</text:p>
      <text:p text:style-name="Standard"><text:s text:c="2"/>(let ((len 12))</text:p>
      <text:p text:style-name="Standard"><text:s text:c="4"/>(with-open-file (s filename :element-type '(unsigned-byte 8)</text:p>
      <text:p text:style-name="Standard"><text:s text:c="23"/>:if-does-not-exist :create</text:p>
      <text:p text:style-name="Standard"><text:s text:c="23"/>:if-exists :supersede</text:p>
      <text:p text:style-name="Standard"><text:s text:c="23"/>:direction <text:s/>:o <text:s/>utput)</text:p>
      <text:p text:style-name="Standard"><text:s text:c="6"/>(write-fourcc "RIFF" s)</text:p>
      <text:p text:style-name="Standard"><text:s text:c="6"/>(let ((pos (file-position s))</text:p>
      <text:p text:style-name="Standard"><text:s text:c="12"/>frames-pos)</text:p>
      <text:p text:style-name="Standard"><text:s text:c="8"/>(write-long 0 s)</text:p>
      <text:p text:style-name="Standard"><text:s text:c="8"/>(write-long (avi-type avi) s)</text:p>
      <text:p text:style-name="Standard"><text:s text:c="8"/>(loop for i in (long-&gt;seq (avi-num-frames avi))</text:p>
      <text:p text:style-name="Standard"><text:s text:c="14"/>for j from 0</text:p>
      <text:p text:style-name="Standard"><text:s text:c="14"/>do (setf (aref (avi-avih avi) (+ 16 j)) i</text:p>
      <text:p text:style-name="Standard"><text:s text:c="23"/>(aref (avi-strh avi) (+ 32 j)) i))</text:p>
      <text:p text:style-name="Standard"><text:s text:c="8"/>(incf len</text:p>
      <text:p text:style-name="Standard"><text:s text:c="14"/>(write-list s "hdrl" `(("avih" ,(avi-avih avi))</text:p>
      <text:p text:style-name="Standard"><text:s text:c="37"/>("LIST" "strl"</text:p>
      <text:p text:style-name="Standard"><text:s text:c="38"/>(("strh" ,(avi-strh avi))</text:p>
      <text:p text:style-name="Standard"><text:s text:c="39"/>("strf" ,(avi-strf avi)))))))</text:p>
      <text:p text:style-name="Standard"><text:s text:c="8"/>(incf len</text:p>
      <text:p text:style-name="Standard"><text:s text:c="14"/>(write-list s "movi" (let ((cur-pos 4))</text:p>
      <text:p text:style-name="Standard"><text:s text:c="37"/>(mapcar #'(lambda (data)</text:p>
      <text:p text:style-name="Standard"><text:s text:c="49"/>(let ((len (third data)</text:p>
      <text:p text:style-name="Standard"><text:soft-page-break/>))</text:p>
      <text:p text:style-name="Standard"><text:s text:c="51"/>(push (list cur-pos l</text:p>
      <text:p text:style-name="Standard">en) frames-pos)</text:p>
      <text:p text:style-name="Standard"><text:s text:c="51"/>(incf cur-pos (+ 8 le</text:p>
      <text:p text:style-name="Standard">n)))</text:p>
      <text:p text:style-name="Standard"><text:s text:c="49"/>`("00dc" ,@data))</text:p>
      <text:p text:style-name="Standard"><text:s text:c="45"/>(avi-frames avi)))))</text:p>
      <text:p text:style-name="Standard"><text:s text:c="8"/>(setf frames-pos (nreverse frames-pos))</text:p>
      <text:p text:style-name="Standard"/>
      <text:p text:style-name="Standard"><text:s text:c="8"/>(incf len</text:p>
      <text:p text:style-name="Standard"><text:s text:c="14"/>(write-chunk s "idx1"</text:p>
      <text:p text:style-name="Standard"><text:s text:c="27"/>(coerce (mapcan #'(lambda (pos-len)</text:p>
      <text:p text:style-name="Standard"><text:s text:c="47"/>(append '(#x30 #x30 #x64</text:p>
      <text:p text:style-name="Standard">#x63) ; 00dc RIFF header</text:p>
      <text:p text:style-name="Standard"><text:s text:c="55"/>'(#x10 #x00 #x00</text:p>
      <text:p text:style-name="Standard">#x00) ; FLAGS</text:p>
      <text:p text:style-name="Standard"><text:s text:c="55"/>(long-&gt;seq (first</text:p>
      <text:p text:style-name="Standard"><text:s/>pos-len))</text:p>
      <text:p text:style-name="Standard"><text:s text:c="55"/>(long-&gt;seq (secon</text:p>
      <text:p text:style-name="Standard">d pos-len))))</text:p>
      <text:p text:style-name="Standard"><text:s text:c="43"/>frames-pos) 'array)))</text:p>
      <text:p text:style-name="Standard"/>
      <text:p text:style-name="Standard"/>
      <text:p text:style-name="Standard"><text:s text:c="8"/>(file-position s pos)</text:p>
      <text:p text:style-name="Standard"><text:s text:c="8"/>(write-long len s))</text:p>
      <text:p text:style-name="Standard"><text:s text:c="6"/>)))</text:p>
      <text:p text:style-name="Standard"/>
      <text:p text:style-name="Standard">Manipulating movies</text:p>
      <text:p text:style-name="Standard"/>
      <text:p text:style-name="Standard"><text:s text:c="14"/>Alt Tag Added during WordPress Conversion</text:p>
      <text:p text:style-name="Standard"/>
      <text:p text:style-name="Standard"><text:s text:c="3"/>Now that the basic functionality has been implemented, we can</text:p>
      <text:p text:style-name="Standard"><text:s text:c="3"/>start to</text:p>
      <text:p text:style-name="Standard"><text:s text:c="3"/>work on movies, and reorganize frames. This is done by working</text:p>
      <text:p text:style-name="Standard"><text:s text:c="3"/>on the</text:p>
      <text:p text:style-name="Standard"><text:s text:c="3"/>frame list stored in AVI objects. In order to work</text:p>
      <text:p text:style-name="Standard"><text:s text:c="3"/>nondestructively on</text:p>
      <text:p text:style-name="Standard"><text:s text:c="3"/>avi movies, we define a function COPY-AVI which copies the avi</text:p>
      <text:p text:style-name="Standard"><text:s text:c="3"/>header</text:p>
      <text:p text:style-name="Standard"><text:s text:c="3"/>and the stream headers out of an AVI object, but allows the</text:p>
      <text:p text:style-name="Standard"><text:s text:c="3"/>programmer</text:p>
      <text:p text:style-name="Standard"><text:s text:c="3"/>to supply a new frame list. This function will be the basic</text:p>
      <text:p text:style-name="Standard"><text:s text:c="3"/>building</text:p>
      <text:p text:style-name="Standard"><text:s text:c="3"/>block for all the editing algorithms we will implement later</text:p>
      <text:p text:style-name="Standard"><text:s text:c="3"/>on.</text:p>
      <text:p text:style-name="Standard">(defmethod copy-avi ((avi avi) &amp;key (frames :noframes) strh type strf av</text:p>
      <text:p text:style-name="Standard">ih (class 'avi))</text:p>
      <text:p text:style-name="Standard"><text:s text:c="2"/>(make-instance class</text:p>
      <text:p text:style-name="Standard"><text:s text:c="9"/>:type (or type (avi-type avi))</text:p>
      <text:p text:style-name="Standard"><text:soft-page-break/><text:s text:c="9"/>:strh (or strh (avi-strh avi))</text:p>
      <text:p text:style-name="Standard"><text:s text:c="9"/>:strf (or strf (avi-strf avi))</text:p>
      <text:p text:style-name="Standard"><text:s text:c="9"/>:avih (or avih (avi-avih avi))</text:p>
      <text:p text:style-name="Standard"><text:s text:c="9"/>:frames (if (eq frames :noframes)</text:p>
      <text:p text:style-name="Standard"><text:s text:c="21"/>(avi-frames avi)</text:p>
      <text:p text:style-name="Standard"><text:s text:c="21"/>frames)))</text:p>
      <text:p text:style-name="Standard"/>
      <text:p text:style-name="Standard">(defmethod copy-frames ((avi avi))</text:p>
      <text:p text:style-name="Standard"><text:s text:c="2"/>(copy-list (avi-frames avi)))</text:p>
      <text:p text:style-name="Standard"/>
      <text:p text:style-name="Standard"><text:s text:c="3"/>We are now ready for the first algorithm, which is just pasting</text:p>
      <text:p text:style-name="Standard"><text:s text:c="3"/>avi</text:p>
      <text:p text:style-name="Standard"><text:s text:c="3"/>movies together (the original functionality of avisplice).</text:p>
      <text:p text:style-name="Standard">(defmethod concatenate-avis (avis)</text:p>
      <text:p text:style-name="Standard"><text:s text:c="2"/>(copy-avi (first avis) :frames (mapcan #'copy-frames avis)))</text:p>
      <text:p text:style-name="Standard"/>
      <text:p text:style-name="Standard"><text:s text:c="3"/>Now that was quite elegant, now we want to extract segments out</text:p>
      <text:p text:style-name="Standard"><text:s text:c="3"/>of</text:p>
      <text:p text:style-name="Standard"><text:s text:c="3"/>avis, maybe using a random start and a random length.</text:p>
      <text:p text:style-name="Standard">(defmethod subsegment ((avi avi) &amp;key start length random)</text:p>
      <text:p text:style-name="Standard"><text:s text:c="2"/>(let ((len (length (avi-frames avi))))</text:p>
      <text:p text:style-name="Standard"><text:s text:c="4"/>(if random</text:p>
      <text:p text:style-name="Standard"><text:s text:c="8"/>(progn</text:p>
      <text:p text:style-name="Standard"><text:s text:c="10"/>(unless start</text:p>
      <text:p text:style-name="Standard"><text:s text:c="12"/>(setf start (random len)))</text:p>
      <text:p text:style-name="Standard"><text:s text:c="10"/>(unless length</text:p>
      <text:p text:style-name="Standard"><text:s text:c="12"/>(setf length (random (- len <text:s/>start)))))</text:p>
      <text:p text:style-name="Standard"><text:s text:c="8"/>(progn (unless start (setf start 0))))</text:p>
      <text:p text:style-name="Standard"><text:s text:c="4"/>(copy-avi avi :frames (subseq (avi-frames avi) start (when length (+</text:p>
      <text:p text:style-name="Standard"><text:s/>start length))))))</text:p>
      <text:p text:style-name="Standard"/>
      <text:p text:style-name="Standard"><text:s text:c="3"/>Let’s split avi files into groups of N frames.</text:p>
      <text:p text:style-name="Standard">(defun group-by (list n)</text:p>
      <text:p text:style-name="Standard"><text:s text:c="2"/>(do ((i 0 (1+ i))</text:p>
      <text:p text:style-name="Standard"><text:s text:c="7"/>(l list (cdr l))</text:p>
      <text:p text:style-name="Standard"><text:s text:c="7"/>group res)</text:p>
      <text:p text:style-name="Standard"><text:s text:c="6"/>((null l)</text:p>
      <text:p text:style-name="Standard"><text:s text:c="7"/>(when group (push (nreverse group) res))</text:p>
      <text:p text:style-name="Standard"><text:s text:c="7"/>(nreverse res))</text:p>
      <text:p text:style-name="Standard"><text:s text:c="4"/>(push (first l) group)</text:p>
      <text:p text:style-name="Standard"><text:s text:c="4"/>(when (= (length group) n)</text:p>
      <text:p text:style-name="Standard"><text:s text:c="6"/>(push (nreverse group) res)</text:p>
      <text:p text:style-name="Standard"><text:s text:c="6"/>(setf group nil))))</text:p>
      <text:p text:style-name="Standard"/>
      <text:p text:style-name="Standard">(defmethod split-avi ((avi avi) n)</text:p>
      <text:p text:style-name="Standard"><text:s text:c="2"/>(let ((groups (group-by (avi-frames avi) n)))</text:p>
      <text:p text:style-name="Standard"><text:s text:c="4"/>(mapcar #'(lambda (frames)</text:p>
      <text:p text:style-name="Standard"><text:s text:c="16"/>(copy-avi avi :frames frames)) groups)))</text:p>
      <text:p text:style-name="Standard"/>
      <text:p text:style-name="Standard"><text:soft-page-break/><text:s text:c="3"/>We can also write a few manipulation functions to permutate</text:p>
      <text:p text:style-name="Standard"><text:s text:c="3"/>avis,</text:p>
      <text:p text:style-name="Standard"><text:s text:c="3"/>reverse them. Notice that there is a version of the function</text:p>
      <text:p text:style-name="Standard"><text:s text:c="3"/>producing</text:p>
      <text:p text:style-name="Standard"><text:s text:c="3"/>a new AVI object, and another version producing a list of</text:p>
      <text:p text:style-name="Standard"><text:s text:c="3"/>frames, for</text:p>
      <text:p text:style-name="Standard"><text:s text:c="3"/>further manipulation by list functions.</text:p>
      <text:p text:style-name="Standard">(defun permutate-list (list)</text:p>
      <text:p text:style-name="Standard"><text:s text:c="2"/>(let* ((arr (coerce list 'array))</text:p>
      <text:p text:style-name="Standard"><text:s text:c="9"/>(length (length arr)))</text:p>
      <text:p text:style-name="Standard"><text:s text:c="4"/>(dotimes (i length)</text:p>
      <text:p text:style-name="Standard"><text:s text:c="6"/>(let* ((i1 (random length))</text:p>
      <text:p text:style-name="Standard"><text:s text:c="13"/>(i2 (random length))</text:p>
      <text:p text:style-name="Standard"><text:s text:c="13"/>(tmp (aref arr i1)))</text:p>
      <text:p text:style-name="Standard"><text:s text:c="8"/>(setf (aref arr i1) (aref arr i2)</text:p>
      <text:p text:style-name="Standard"><text:s text:c="14"/>(aref arr i2) tmp)))</text:p>
      <text:p text:style-name="Standard"><text:s text:c="4"/>(coerce arr 'list)))</text:p>
      <text:p text:style-name="Standard"/>
      <text:p text:style-name="Standard">(defmethod reverse-avi ((avi avi))</text:p>
      <text:p text:style-name="Standard"><text:s text:c="2"/>(copy-avi avi :frames (reverse (avi-frames avi))))</text:p>
      <text:p text:style-name="Standard"/>
      <text:p text:style-name="Standard">(defmethod permutate-avi ((avi avi) n)</text:p>
      <text:p text:style-name="Standard"><text:s text:c="2"/>(concatenate-avis (permutate-list (split-avi avi n))))</text:p>
      <text:p text:style-name="Standard"/>
      <text:p text:style-name="Standard">(defmethod permutate-avi-to-segments ((avi avi) n)</text:p>
      <text:p text:style-name="Standard"><text:s text:c="2"/>(permutate-list (split-avi avi n)))</text:p>
      <text:p text:style-name="Standard"/>
      <text:p text:style-name="Standard">(defmethod permutate-avis (avis n)</text:p>
      <text:p text:style-name="Standard"><text:s text:c="2"/>(concatenate-avis (permutate-list (mapcan #'(lambda (avi) (split-avi a</text:p>
      <text:p text:style-name="Standard">vi n)) avis))))</text:p>
      <text:p text:style-name="Standard"/>
      <text:p text:style-name="Standard">(defmethod permutate-avis-to-segments (avis n)</text:p>
      <text:p text:style-name="Standard"><text:s text:c="2"/>(permutate-list (mapcan #'(lambda (avi) (split-avi avi n)) avis)))</text:p>
      <text:p text:style-name="Standard"/>
      <text:p text:style-name="Standard">(defmethod crop-avi ((avi avi) &amp;key (start 0) length)</text:p>
      <text:p text:style-name="Standard"><text:s text:c="2"/>(subsegment avi :start start :length length))</text:p>
      <text:p text:style-name="Standard"/>
      <text:p text:style-name="Standard"/>
      <text:p text:style-name="Standard"><text:s text:c="3"/>Other interesting editing algorithms are mixing different clips</text:p>
      <text:p text:style-name="Standard"><text:s text:c="3"/>together, taking N frames of the first, then N frames of the</text:p>
      <text:p text:style-name="Standard"><text:s text:c="3"/>next,</text:p>
      <text:p text:style-name="Standard"><text:s text:c="3"/>producing some kind of flickering effect (FLIMMERN is german</text:p>
      <text:p text:style-name="Standard"><text:s text:c="3"/>for</text:p>
      <text:p text:style-name="Standard"><text:s text:c="3"/>FLICKERING).</text:p>
      <text:p text:style-name="Standard">(defun flatten1 (list)</text:p>
      <text:p text:style-name="Standard"><text:s text:c="2"/>(let (res)</text:p>
      <text:p text:style-name="Standard"><text:s text:c="4"/>(dolist (l list)</text:p>
      <text:p text:style-name="Standard"><text:s text:c="6"/>(if (listp l)</text:p>
      <text:p text:style-name="Standard"><text:s text:c="10"/>(dolist (l2 l)</text:p>
      <text:p text:style-name="Standard"><text:soft-page-break/><text:s text:c="12"/>(push l2 res))</text:p>
      <text:p text:style-name="Standard"><text:s text:c="10"/>(push l res)))</text:p>
      <text:p text:style-name="Standard"><text:s text:c="4"/>(nreverse res)))</text:p>
      <text:p text:style-name="Standard"/>
      <text:p text:style-name="Standard">(defun repeat (list n)</text:p>
      <text:p text:style-name="Standard"><text:s text:c="2"/>(loop repeat n</text:p>
      <text:p text:style-name="Standard"><text:s text:c="8"/>appending list))</text:p>
      <text:p text:style-name="Standard"/>
      <text:p text:style-name="Standard">(defun flimmern (groups n)</text:p>
      <text:p text:style-name="Standard"><text:s text:c="2"/>(loop for group1-2 on groups by #'cddr</text:p>
      <text:p text:style-name="Standard"><text:s text:c="8"/>for group1 = (car group1-2)</text:p>
      <text:p text:style-name="Standard"><text:s text:c="8"/>for group2 = (cadr group1-2)</text:p>
      <text:p text:style-name="Standard"><text:s text:c="8"/>appending (if (and group1 group2)</text:p>
      <text:p text:style-name="Standard"><text:s text:c="22"/>(list group1</text:p>
      <text:p text:style-name="Standard"><text:s text:c="28"/>(repeat (list (first group2)</text:p>
      <text:p text:style-name="Standard"><text:s text:c="42"/>(car (last group1))) n)</text:p>
      <text:p text:style-name="Standard"><text:s text:c="28"/>group2)</text:p>
      <text:p text:style-name="Standard"><text:s text:c="22"/>(list group1))))</text:p>
      <text:p text:style-name="Standard"/>
      <text:p text:style-name="Standard">(defmethod flimmer-avis (avis n)</text:p>
      <text:p text:style-name="Standard"><text:s text:c="2"/>(copy-avi (first avis) :frames (flatten1 <text:s/>(flimmern (mapcar #'avi-fram</text:p>
      <text:p text:style-name="Standard">es avis) n))))</text:p>
      <text:p text:style-name="Standard"/>
      <text:p text:style-name="Standard"><text:s text:c="3"/>Actually, there are no boundaries to what effects you can</text:p>
      <text:p text:style-name="Standard"><text:s text:c="3"/>achieve, as</text:p>
      <text:p text:style-name="Standard"><text:s text:c="3"/>long as you can write them down as a Lisp function :) You can</text:p>
      <text:p text:style-name="Standard"><text:s text:c="3"/>get the</text:p>
      <text:p text:style-name="Standard"><text:s text:c="3"/>complete code to the movie editing software [9]here, but</text:p>
      <text:p text:style-name="Standard"><text:s text:c="3"/>remember it</text:p>
      <text:p text:style-name="Standard"><text:s text:c="3"/>is a one-shot, ugly version that is being rewritten. The code</text:p>
      <text:p text:style-name="Standard"><text:s text:c="3"/>can only</text:p>
      <text:p text:style-name="Standard"><text:s text:c="3"/>work on the ordering of frames at the moment, but a very</text:p>
      <text:p text:style-name="Standard"><text:s text:c="3"/>interesting</text:p>
      <text:p text:style-name="Standard"><text:s text:c="3"/>step would be to manipulate the frames directly. I have some</text:p>
      <text:p text:style-name="Standard"><text:s text:c="3"/>code to</text:p>
      <text:p text:style-name="Standard"><text:s text:c="3"/>load Quart Composer compositions and control them</text:p>
      <text:p text:style-name="Standard"><text:s text:c="3"/>programmatically in</text:p>
      <text:p text:style-name="Standard"><text:s text:c="3"/>objective C, and it would be quite interesting to build a Lisp</text:p>
      <text:p text:style-name="Standard"><text:s text:c="3"/>bridge</text:p>
      <text:p text:style-name="Standard"><text:s text:c="3"/>to it. This way, a Lisp program could control the outlets of a</text:p>
      <text:p text:style-name="Standard"><text:s text:c="3"/>composition, feeding it with images, numerical values, music,</text:p>
      <text:p text:style-name="Standard"><text:s text:c="3"/>and</text:p>
      <text:p text:style-name="Standard"><text:s text:c="3"/>produce very nice video effects without having to control</text:p>
      <text:p text:style-name="Standard"><text:s text:c="3"/>everything</text:p>
      <text:p text:style-name="Standard"><text:s text:c="3"/>per hand. I’ll have a look at it as soon as my powerbook is</text:p>
      <text:p text:style-name="Standard"><text:s text:c="3"/>working</text:p>
      <text:p text:style-name="Standard"><text:s text:c="3"/>again.</text:p>
      <text:p text:style-name="Standard"/>
      <text:p text:style-name="Standard">A music video written in Lisp</text:p>
      <text:p text:style-name="Standard"><text:soft-page-break/></text:p>
      <text:p text:style-name="Standard"><text:s text:c="14"/>Alt Tag Added during WordPress Conversion</text:p>
      <text:p text:style-name="Standard"/>
      <text:p text:style-name="Standard"><text:s text:c="3"/>I mentioned above that my goal was to produce a music video</text:p>
      <text:p text:style-name="Standard"><text:s text:c="3"/>using the</text:p>
      <text:p text:style-name="Standard"><text:s text:c="3"/>editing software. I fell in love with “Ongyilkos Vasarnap” by</text:p>
      <text:p text:style-name="Standard"><text:s text:c="3"/>Venetian</text:p>
      <text:p text:style-name="Standard"><text:s text:c="3"/>Snares, a dark remix of “Gloomy Sunday”, with a hypnotic 7/4</text:p>
      <text:p text:style-name="Standard"><text:s text:c="3"/>drum’n'bass beat. I first imported the audio track into live,</text:p>
      <text:p text:style-name="Standard"><text:s text:c="3"/>warped</text:p>
      <text:p text:style-name="Standard"><text:s text:c="3"/>it and exported it to have a stable 144 bpm timing on the whole</text:p>
      <text:p text:style-name="Standard"><text:s text:c="3"/>track. I then took apart the track on paper, writing down</text:p>
      <text:p text:style-name="Standard"><text:s text:c="3"/>specific</text:p>
      <text:p text:style-name="Standard"><text:s text:c="3"/>scenes, and also a few drum breaks. Sadly, I didn’t have enough</text:p>
      <text:p text:style-name="Standard"><text:s text:c="3"/>time</text:p>
      <text:p text:style-name="Standard"><text:s text:c="3"/>to do this for the whole track, so most effects are not</text:p>
      <text:p text:style-name="Standard"><text:s text:c="3"/>precisely beat</text:p>
      <text:p text:style-name="Standard"><text:s text:c="3"/>matched (I’ll render a new version when I’ll have enough time).</text:p>
      <text:p text:style-name="Standard"><text:s text:c="3"/>I had</text:p>
      <text:p text:style-name="Standard"><text:s text:c="3"/>some very nice video clips of a friend hanging herself in a</text:p>
      <text:p text:style-name="Standard"><text:s text:c="3"/>dark</text:p>
      <text:p text:style-name="Standard"><text:s text:c="3"/>corridor. Actually all the video clips come from an art</text:p>
      <text:p text:style-name="Standard"><text:s text:c="3"/>installation</text:p>
      <text:p text:style-name="Standard"><text:s text:c="3"/>by the friend for whom I wrote the software. The art</text:p>
      <text:p text:style-name="Standard"><text:s text:c="3"/>installation,</text:p>
      <text:p text:style-name="Standard"><text:s text:c="3"/>called the Angstapparat (the Fear Machine) consisted of a long</text:p>
      <text:p text:style-name="Standard"><text:s text:c="3"/>dark</text:p>
      <text:p text:style-name="Standard"><text:s text:c="3"/>corridor built in the [10]Pirateria in</text:p>
      <text:p text:style-name="Standard"><text:s text:c="3"/>Cologne. Inside the corridor were a few TV-screens showing</text:p>
      <text:p text:style-name="Standard"><text:s text:c="3"/>clips</text:p>
      <text:p text:style-name="Standard"><text:s text:c="3"/>recorded in the installation, and a camera recorded the</text:p>
      <text:p text:style-name="Standard"><text:s text:c="3"/>visitors, also</text:p>
      <text:p text:style-name="Standard"><text:s text:c="3"/>projecting the images on the outside of the installation. These</text:p>
      <text:p text:style-name="Standard"><text:s text:c="3"/>images</text:p>
      <text:p text:style-name="Standard"><text:s text:c="3"/>were later on manipulated by the artist, and reintroduced into</text:p>
      <text:p text:style-name="Standard"><text:s text:c="3"/>the</text:p>
      <text:p text:style-name="Standard"><text:s text:c="3"/>installation.</text:p>
      <text:p text:style-name="Standard"/>
      <text:p text:style-name="Standard"><text:s text:c="3"/>So I wrote down the story I imagined to the song: a girl enters</text:p>
      <text:p text:style-name="Standard"><text:s text:c="3"/>the</text:p>
      <text:p text:style-name="Standard"><text:s text:c="3"/>machine, there are flashbacks of happier times when she was</text:p>
      <text:p text:style-name="Standard"><text:s text:c="3"/>laughing,</text:p>
      <text:p text:style-name="Standard"><text:s text:c="3"/>but then she hangs herself, influenced by demons and ghosts,</text:p>
      <text:p text:style-name="Standard"><text:s text:c="3"/>and</text:p>
      <text:p text:style-name="Standard"><text:s text:c="3"/>finally she herself becomes a ghost and leaves the machine.</text:p>
      <text:p text:style-name="Standard"><text:s text:c="3"/>Actually,</text:p>
      <text:p text:style-name="Standard"><text:s text:c="3"/>I’m not happy at all with the video, because it is overloaded</text:p>
      <text:p text:style-name="Standard"><text:s text:c="3"/>with</text:p>
      <text:p text:style-name="Standard"><text:s text:c="3"/>video effects, there is no real basic rhythm, which shows that</text:p>
      <text:p text:style-name="Standard"><text:soft-page-break/><text:s text:c="3"/>I have</text:p>
      <text:p text:style-name="Standard"><text:s text:c="3"/>no clue about movie editing :) . As mentioned above, I think</text:p>
      <text:p text:style-name="Standard"><text:s text:c="3"/>that’s</text:p>
      <text:p text:style-name="Standard"><text:s text:c="3"/>exactly the danger of algorithmic art, doing something without</text:p>
      <text:p text:style-name="Standard"><text:s text:c="3"/>understanding its implications, something which I think comes</text:p>
      <text:p text:style-name="Standard"><text:s text:c="3"/>only</text:p>
      <text:p text:style-name="Standard"><text:s text:c="3"/>with a lot of work and effort.</text:p>
      <text:p text:style-name="Standard"/>
      <text:p text:style-name="Standard"><text:s text:c="3"/>Anyway, I imagined the movie to consist of 9 “scenes”. The</text:p>
      <text:p text:style-name="Standard"><text:s text:c="3"/>first two</text:p>
      <text:p text:style-name="Standard"><text:s text:c="3"/>scenes show the girl entering the machine, interrupted by</text:p>
      <text:p text:style-name="Standard"><text:s text:c="3"/>flashes of</text:p>
      <text:p text:style-name="Standard"><text:s text:c="3"/>an eye and flashes of herself matching the music. The basic</text:p>
      <text:p text:style-name="Standard"><text:s text:c="3"/>movie of</text:p>
      <text:p text:style-name="Standard"><text:s text:c="3"/>the girl entering the machine is itself slowed down and sped up</text:p>
      <text:p text:style-name="Standard"><text:s text:c="3"/>according to the rhythm of the song. The speed manipulation is</text:p>
      <text:p text:style-name="Standard"><text:s text:c="3"/>done</text:p>
      <text:p text:style-name="Standard"><text:s text:c="3"/>using the function BESCHLEUNIG-AVI (SPEED-AVI in german), which</text:p>
      <text:p text:style-name="Standard"><text:s text:c="3"/>takes</text:p>
      <text:p text:style-name="Standard"><text:s text:c="3"/>a movie and a list of frame offsets. An offset of 1 is the</text:p>
      <text:p text:style-name="Standard"><text:s text:c="3"/>“standard”</text:p>
      <text:p text:style-name="Standard"><text:s text:c="3"/>speed, and offset of 2 means skip the next frame, actually</text:p>
      <text:p text:style-name="Standard"><text:s text:c="3"/>speeding up</text:p>
      <text:p text:style-name="Standard"><text:s text:c="3"/>the movie by a factor of 2. A factor of 1/3 means repeat each</text:p>
      <text:p text:style-name="Standard"><text:s text:c="3"/>frame 3</text:p>
      <text:p text:style-name="Standard"><text:s text:c="3"/>times, actually slowing down the movie by a factor of 3.</text:p>
      <text:p text:style-name="Standard">(defmethod beschleunig-avi ((avi avi) frame-speeds)</text:p>
      <text:p text:style-name="Standard"><text:s text:c="2"/>(copy-avi avi :frames</text:p>
      <text:p text:style-name="Standard"><text:s text:c="12"/>(loop with cur = 0</text:p>
      <text:p text:style-name="Standard"><text:s text:c="18"/>for speed in frame-speeds</text:p>
      <text:p text:style-name="Standard"><text:s text:c="18"/>collect (elt (avi-frames avi) (round cur))</text:p>
      <text:p text:style-name="Standard"><text:s text:c="18"/>do (incf cur speed))))</text:p>
      <text:p text:style-name="Standard"/>
      <text:p text:style-name="Standard"><text:s text:c="3"/>The speeds themselves are generated using the functions</text:p>
      <text:p text:style-name="Standard"><text:s text:c="3"/>MAKE-CONSTANT-SPEED and ACCELERATE2:</text:p>
      <text:p text:style-name="Standard">(defun accelerate2 (from acc2 steps)</text:p>
      <text:p text:style-name="Standard"><text:s text:c="2"/>(loop for acc = 0 then (+ acc acc2)</text:p>
      <text:p text:style-name="Standard"><text:s text:c="8"/>for speed = from then (+ speed acc)</text:p>
      <text:p text:style-name="Standard"><text:s text:c="8"/>repeat steps</text:p>
      <text:p text:style-name="Standard"><text:s text:c="8"/>collect speed))</text:p>
      <text:p text:style-name="Standard"/>
      <text:p text:style-name="Standard">(defun make-constant-speed (speed length)</text:p>
      <text:p text:style-name="Standard"><text:s text:c="2"/>(make-list (round length) :initial-element speed))</text:p>
      <text:p text:style-name="Standard"/>
      <text:p text:style-name="Standard"><text:s text:c="3"/>Generating accelerations matching the music was done “by hand”.</text:p>
      <text:p text:style-name="Standard"><text:s text:c="3"/>A list</text:p>
      <text:p text:style-name="Standard"><text:s text:c="3"/>of 4 different acceleration patterns was used. The different</text:p>
      <text:p text:style-name="Standard"><text:s text:c="3"/>pattern</text:p>
      <text:p text:style-name="Standard"><text:s text:c="3"/>were then chosen randomly.</text:p>
      <text:p text:style-name="Standard"><text:soft-page-break/>(defparameter *erster-abschnitt-speeds*</text:p>
      <text:p text:style-name="Standard"><text:s text:c="2"/>(list</text:p>
      <text:p text:style-name="Standard"><text:s text:c="3"/>(append (make-constant-speed 0.3 10)</text:p>
      <text:p text:style-name="Standard"><text:s text:c="11"/>(accelerate2 0.3 0.04 11)</text:p>
      <text:p text:style-name="Standard"><text:s text:c="11"/>(make-constant-speed 0.3 10)</text:p>
      <text:p text:style-name="Standard"><text:s text:c="11"/>(accelerate2 0.3 0.04 11)</text:p>
      <text:p text:style-name="Standard"><text:s text:c="11"/>(make-constant-speed 0.3 10)</text:p>
      <text:p text:style-name="Standard"><text:s text:c="11"/>(accelerate2 0.3 0.04 10)</text:p>
      <text:p text:style-name="Standard"><text:s text:c="11"/>(accelerate2 0.3 0.04 11))</text:p>
      <text:p text:style-name="Standard"><text:s text:c="3"/>(append (make-constant-speed 0.5 21)</text:p>
      <text:p text:style-name="Standard"><text:s text:c="11"/>(accelerate2 0.3 0.01 21)</text:p>
      <text:p text:style-name="Standard"><text:s text:c="11"/>(make-constant-speed 0.5 10)</text:p>
      <text:p text:style-name="Standard"><text:s text:c="11"/>(accelerate2 0.5 0.03 10)</text:p>
      <text:p text:style-name="Standard"><text:s text:c="11"/>(accelerate2 0.5 0.03 11))</text:p>
      <text:p text:style-name="Standard"><text:s text:c="3"/>(append (make-constant-speed 0.5 21)</text:p>
      <text:p text:style-name="Standard"><text:s text:c="11"/>(make-constant-speed 0.3 10)</text:p>
      <text:p text:style-name="Standard"><text:s text:c="11"/>(accelerate2 0.3 0.04 11)</text:p>
      <text:p text:style-name="Standard"><text:s text:c="11"/>(make-constant-speed 0.3 10)</text:p>
      <text:p text:style-name="Standard"><text:s text:c="11"/>(accelerate2 0.5 0.03 10)</text:p>
      <text:p text:style-name="Standard"><text:s text:c="11"/>(accelerate2 0.5 0.03 11))</text:p>
      <text:p text:style-name="Standard"><text:s text:c="3"/>(append (make-constant-speed 0.3 10)</text:p>
      <text:p text:style-name="Standard"><text:s text:c="11"/>(accelerate2 0.3 0.04 11)</text:p>
      <text:p text:style-name="Standard"><text:s text:c="11"/>(accelerate2 0.3 0.01 21)</text:p>
      <text:p text:style-name="Standard"><text:s text:c="11"/>(make-constant-speed 0.3 10)</text:p>
      <text:p text:style-name="Standard"><text:s text:c="11"/>(accelerate2 0.3 0.04 10)</text:p>
      <text:p text:style-name="Standard"><text:s text:c="11"/>(accelerate2 0.3 0.04 11))))</text:p>
      <text:p text:style-name="Standard"/>
      <text:p text:style-name="Standard">(defun random-erster-abschnitt-speed ()</text:p>
      <text:p text:style-name="Standard"><text:s text:c="2"/>(random-elt *erster-abschnitt-speeds*))</text:p>
      <text:p text:style-name="Standard"/>
      <text:p text:style-name="Standard"><text:s text:c="3"/>The flashes for the first segment are chosen randomly. 20% of</text:p>
      <text:p text:style-name="Standard"><text:s text:c="3"/>the time</text:p>
      <text:p text:style-name="Standard"><text:s text:c="3"/>there will be the flash of an eye, the rest of the time the</text:p>
      <text:p text:style-name="Standard"><text:s text:c="3"/>flash will</text:p>
      <text:p text:style-name="Standard"><text:s text:c="3"/>be chosen from the clip of the girl entering the machine.</text:p>
      <text:p text:style-name="Standard">(defun reinrenn-flash (n length)</text:p>
      <text:p text:style-name="Standard"><text:s text:c="2"/>(subsegment (permutate-avi *reinrenn* n) :length length))</text:p>
      <text:p text:style-name="Standard"/>
      <text:p text:style-name="Standard">(defun augen-flash (n length)</text:p>
      <text:p text:style-name="Standard"><text:s text:c="2"/>(subsegment (permutate-avi *auge* n) :length length))</text:p>
      <text:p text:style-name="Standard"/>
      <text:p text:style-name="Standard">(defmacro random-choice (&amp;rest choices)</text:p>
      <text:p text:style-name="Standard"><text:s text:c="2"/>(let ((rand (gensym)))</text:p>
      <text:p text:style-name="Standard"><text:s text:c="2"/>`(let ((,rand (random 1.0)))</text:p>
      <text:p text:style-name="Standard"><text:s text:c="4"/>(cond ,@(loop for choice in choices</text:p>
      <text:p text:style-name="Standard"><text:s text:c="18"/>for p = (first choice) then (if (eql (first choice) t)</text:p>
      <text:p text:style-name="Standard"><text:s text:c="50"/>1.0</text:p>
      <text:p text:style-name="Standard"><text:s text:c="50"/>(+ p (first choice)))</text:p>
      <text:p text:style-name="Standard"><text:s text:c="18"/>when (&gt; p 1.0)</text:p>
      <text:p text:style-name="Standard"><text:soft-page-break/><text:s text:c="18"/>do (error "p can not be &gt; 1.0")</text:p>
      <text:p text:style-name="Standard"><text:s text:c="18"/>collect `((</text:p>
      <text:p text:style-name="Standard"/>
      <text:p text:style-name="Standard">These flashes are inserted on the beats of the music, with a varying</text:p>
      <text:p text:style-name="Standard">length and probability. The base pattern of the music is stored into a</text:p>
      <text:p text:style-name="Standard">function called ERSTER-ABSCHNITT-SIMPLE-MUSTER</text:p>
      <text:p text:style-name="Standard">(FIRST-SEGMENT-BASIC-PATTERN in german). On beat 1, 3, 5 and 7, with a</text:p>
      <text:p text:style-name="Standard">default probability of 60%, a flash will be inserted.</text:p>
      <text:p text:style-name="Standard"/>
      <text:p text:style-name="Standard"/>
      <text:p text:style-name="Standard"/>
      <text:p text:style-name="Standard">(defun erster-abschnitt-simple-muster (&amp;optional (start 0) (func #'erste</text:p>
      <text:p text:style-name="Standard">r-abschnitt-flash)</text:p>
      <text:p text:style-name="Standard"><text:s text:c="39"/>&amp;key (p 0.6))</text:p>
      <text:p text:style-name="Standard"><text:s text:c="2"/>(remove nil</text:p>
      <text:p text:style-name="Standard"><text:s text:c="10"/>`(,(when (</text:p>
      <text:p text:style-name="Standard"/>
      <text:p text:style-name="Standard">The first scene is then rendered using the function ERSTER-ABSCHNITT,</text:p>
      <text:p text:style-name="Standard">which takes the sped up base movie, a list of patterns and flashes,</text:p>
      <text:p text:style-name="Standard">inserting the flashes on top of the base movie.</text:p>
      <text:p text:style-name="Standard"/>
      <text:p text:style-name="Standard"/>
      <text:p text:style-name="Standard"/>
      <text:p text:style-name="Standard">(defun reinrenn-grundfilm ()</text:p>
      <text:p text:style-name="Standard"><text:s text:c="2"/>(let* ((reinrenn (repeat-loop-avi *reinrenn* 1))</text:p>
      <text:p text:style-name="Standard"><text:s text:c="9"/>(film</text:p>
      <text:p text:style-name="Standard"><text:s text:c="10"/>(schedule-avis (loop for i from 0 below 16</text:p>
      <text:p text:style-name="Standard"><text:s text:c="31"/>with start = 0</text:p>
      <text:p text:style-name="Standard"><text:s text:c="31"/>for speed = (random-erster-abschnitt-spee</text:p>
      <text:p text:style-name="Standard">d)</text:p>
      <text:p text:style-name="Standard"><text:s text:c="31"/>for segment = (beschleunig-avi (subsegmen</text:p>
      <text:p text:style-name="Standard">t reinrenn :start start) speed)</text:p>
      <text:p text:style-name="Standard"><text:s text:c="31"/>collect (list segment (beat-length (1+ (*</text:p>
      <text:p text:style-name="Standard"><text:s/>7.0 i))))</text:p>
      <text:p text:style-name="Standard"><text:s text:c="31"/>do (incf start (count-speed-frames speed)</text:p>
      <text:p text:style-name="Standard">)))))</text:p>
      <text:p text:style-name="Standard"><text:s text:c="4"/>(setf *erster-abschnitt-grundfilm* (subsegment film :length (round (</text:p>
      <text:p text:style-name="Standard">* 8 *takt-frames*)))</text:p>
      <text:p text:style-name="Standard"><text:s text:c="10"/>*zweiter-abschnitt-grundfilm* (subsegment film :start (round (</text:p>
      <text:p text:style-name="Standard">* 8 *takt-frames*))</text:p>
      <text:p text:style-name="Standard"><text:s text:c="52"/>:length (round (* 8</text:p>
      <text:p text:style-name="Standard">*takt-frames*))))))</text:p>
      <text:p text:style-name="Standard"/>
      <text:p text:style-name="Standard">(defun erster-abschnitt ()</text:p>
      <text:p text:style-name="Standard"><text:s text:c="2"/>(insert-avis *erster-abschnitt-grundfilm*</text:p>
      <text:p text:style-name="Standard"><text:s text:c="15"/>(beat-offsets-&gt;avi-offsets</text:p>
      <text:p text:style-name="Standard"><text:s text:c="16"/>(append `((,(erster-abschnitt-flash 2) 3)</text:p>
      <text:p text:style-name="Standard"><text:s text:c="26"/>(,(erster-abschnitt-flash 2) 5)</text:p>
      <text:p text:style-name="Standard"><text:s text:c="26"/>(,(erster-abschnitt-flash 4) 7))</text:p>
      <text:p text:style-name="Standard"><text:soft-page-break/><text:s text:c="24"/>(erster-abschnitt-simple-muster 7)</text:p>
      <text:p text:style-name="Standard"><text:s text:c="24"/>(erster-abschnitt-simple-muster 14)</text:p>
      <text:p text:style-name="Standard"><text:s text:c="24"/>`((,(erster-abschnitt-flash 2) 22)</text:p>
      <text:p text:style-name="Standard"><text:s text:c="26"/>(,(erster-abschnitt-flash 2) 24)</text:p>
      <text:p text:style-name="Standard"><text:s text:c="26"/>(,(erster-abschnitt-flash 2) 28)</text:p>
      <text:p text:style-name="Standard"><text:s text:c="26"/>(,(erster-abschnitt-flash 10) 28))</text:p>
      <text:p text:style-name="Standard"><text:s text:c="24"/>(erster-abschnitt-simple-muster 28)</text:p>
      <text:p text:style-name="Standard"><text:s text:c="24"/>(erster-abschnitt-simple-muster 35)</text:p>
      <text:p text:style-name="Standard"><text:s text:c="24"/>(erster-abschnitt-simple-muster 42)</text:p>
      <text:p text:style-name="Standard"><text:s text:c="24"/>`((,(erster-abschnitt-flash 2) 50)</text:p>
      <text:p text:style-name="Standard"><text:s text:c="26"/>(,(erster-abschnitt-flash 2) 52)</text:p>
      <text:p text:style-name="Standard"><text:s text:c="26"/>(,(erster-abschnitt-flash 2) 54)</text:p>
      <text:p text:style-name="Standard"><text:s text:c="26"/>(,(erster-abschnitt-flash 10) 56))))</text:p>
      <text:p text:style-name="Standard"><text:s text:c="15"/>:insert nil))</text:p>
      <text:p text:style-name="Standard"/>
      <text:p text:style-name="Standard"><text:s text:c="3"/>The other eight scenes are generated in a similar way, using</text:p>
      <text:p text:style-name="Standard"><text:s text:c="3"/>different</text:p>
      <text:p text:style-name="Standard"><text:s text:c="3"/>flash parameters, other effects for the base movies. The</text:p>
      <text:p text:style-name="Standard"><text:s text:c="3"/>resulting</text:p>
      <text:p text:style-name="Standard"><text:s text:c="3"/>movie is available [11]here (thank you xach), meanwhile the</text:p>
      <text:p text:style-name="Standard"><text:s text:c="3"/>code can be</text:p>
      <text:p text:style-name="Standard"><text:s text:c="3"/>downloaded [12]here. The movie is</text:p>
      <text:p text:style-name="Standard"><text:s text:c="3"/>actually quite bad, for the reasons I mentioned above. Because</text:p>
      <text:p text:style-name="Standard"><text:s text:c="3"/>of the</text:p>
      <text:p text:style-name="Standard"><text:s text:c="3"/>deadline, I didn't take enough time to keep good scenes,</text:p>
      <text:p text:style-name="Standard"><text:s text:c="3"/>understand</text:p>
      <text:p text:style-name="Standard"><text:s text:c="3"/>the effects, and so on. As a result, the movie is overloaded</text:p>
      <text:p text:style-name="Standard"><text:s text:c="3"/>with</text:p>
      <text:p text:style-name="Standard"><text:s text:c="3"/>flashes and flickering effects, and has no "real rhythm".</text:p>
      <text:p text:style-name="Standard"><text:s text:c="3"/>However, I</text:p>
      <text:p text:style-name="Standard"><text:s text:c="3"/>think it is a quite interesting way to go, a way which is</text:p>
      <text:p text:style-name="Standard"><text:s text:c="3"/>pretty</text:p>
      <text:p text:style-name="Standard"><text:s text:c="3"/>conventional in music for example. I didn't find much on</text:p>
      <text:p text:style-name="Standard"><text:s text:c="3"/>algorithmic</text:p>
      <text:p text:style-name="Standard"><text:s text:c="3"/>movie editing though, and would be quite interested if someone</text:p>
      <text:p text:style-name="Standard"><text:s text:c="3"/>could</text:p>
      <text:p text:style-name="Standard"><text:s text:c="3"/>give me some pointers.</text:p>
      <text:p text:style-name="Standard"/>
      <text:p text:style-name="Standard">Future ideas</text:p>
      <text:p text:style-name="Standard"/>
      <text:p text:style-name="Standard"><text:s text:c="3"/>The next step is going to be the complete rewrite, and adding a</text:p>
      <text:p text:style-name="Standard"><text:s text:c="3"/>GUI</text:p>
      <text:p text:style-name="Standard"><text:s text:c="3"/>to the software so that non-hackers can use it. The challenge</text:p>
      <text:p text:style-name="Standard"><text:s text:c="3"/>here is</text:p>
      <text:p text:style-name="Standard"><text:s text:c="3"/>to preserve the flexibility to integrate new algorithms,</text:p>
      <text:p text:style-name="Standard"><text:s text:c="3"/>combine them,</text:p>
      <text:p text:style-name="Standard"><text:s text:c="3"/>store them and apply them on different movie snippets. Another</text:p>
      <text:p text:style-name="Standard"><text:s text:c="3"/>important feature will be to store the process that produced a</text:p>
      <text:p text:style-name="Standard"><text:s text:c="3"/>certain</text:p>
      <text:p text:style-name="Standard"><text:soft-page-break/><text:s text:c="3"/>clip, including the random values produced. It should be</text:p>
      <text:p text:style-name="Standard"><text:s text:c="3"/>possible for</text:p>
      <text:p text:style-name="Standard"><text:s text:c="3"/>each frame to trace where it came from, which algorithms it</text:p>
      <text:p text:style-name="Standard"><text:s text:c="3"/>went</text:p>
      <text:p text:style-name="Standard"><text:s text:c="3"/>through, and which random values or external values influenced</text:p>
      <text:p text:style-name="Standard"><text:s text:c="3"/>the</text:p>
      <text:p text:style-name="Standard"><text:s text:c="3"/>algorithms.</text:p>
      <text:p text:style-name="Standard"/>
      <text:p text:style-name="Standard"><text:a xlink:type="simple" xlink:href="http://blogs.bl0rg.net/netzstaub/2005/09/06/algorithmic-movie-editing-in-lisp/">http://blogs.bl0rg.net/netzstaub/2005/09/06/algorithmic-movie-editing-in-lisp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 Condensed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 Condensed" style:font-size-asian="18pt" style:font-weight-asian="bold" style:font-name-complex="Free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Condensed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1T09:13:07</meta:creation-date>
    <dc:date>2012-10-01T11:24:11</dc:date>
    <meta:editing-duration>PT56S</meta:editing-duration>
    <meta:editing-cycles>2</meta:editing-cycles>
    <meta:generator>LibreOffice/3.3$Unix LibreOffice_project/330m19$Build-8</meta:generator>
    <meta:document-statistic meta:table-count="0" meta:image-count="0" meta:object-count="0" meta:page-count="19" meta:paragraph-count="805" meta:word-count="4230" meta:character-count="30828"/>
  </office:meta>
</office:document-meta>
</file>